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7.5cm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3.7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6.7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stroke="dash" draw:stroke-dash="Dashed_20__28_var_29_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5.675cm"/>
    </style:style>
    <style:style style:name="gr1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6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  <style:text-properties fo:font-size="12.3999996185303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.3999996185303pt" fo:font-weight="bold" style:font-weight-asian="bold" style:font-weight-complex="bold"/>
    </style:style>
    <style:style style:name="T2" style:family="text">
      <style:text-properties fo:font-size="12.3999996185303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2cm" svg:x="1cm" svg:y="1cm">
          <text:p text:style-name="P1"><text:span text:style-name="T1">ME Controller</text:span></text:p>
          <text:p text:style-name="P1"><text:span text:style-name="T2">generates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7cm" svg:height="2cm" svg:x="11.4cm" svg:y="1cm">
          <text:p text:style-name="P1"><text:span text:style-name="T1">Power </text:span><text:span text:style-name="T1">Generator</text:span></text:p>
          <text:p text:style-name="P1"><text:span text:style-name="T2">burns fu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cm" svg:height="2cm" svg:x="5.9cm" svg:y="7.1cm">
          <text:p text:style-name="P1"><text:span text:style-name="T1">Cable</text:span></text:p>
          <text:p text:style-name="P1"><text:span text:style-name="T2">used for tracing </text:span><text:span text:style-name="T2">the net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8cm" svg:height="2cm" svg:x="16cm" svg:y="1cm">
          <text:p text:style-name="P1"><text:span text:style-name="T1">ME Teminal</text:span></text:p>
          <text:p text:style-name="P1"><text:span text:style-name="T2">gives access to items in the 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2cm" svg:height="2cm" svg:x="24.5cm" svg:y="1cm">
          <text:p text:style-name="P1"><text:span text:style-name="T1">ME Drive</text:span></text:p>
          <text:p text:style-name="P1"><text:span text:style-name="T2">contains ME uni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cm" svg:height="2cm" svg:x="6.9cm" svg:y="1cm">
          <text:p text:style-name="P1"><text:span text:style-name="T1">Power Cell</text:span></text:p>
          <text:p text:style-name="P1"><text:span text:style-name="T2">stores pow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9cm" svg:y1="7.1cm" svg:x2="3.5cm" svg:y2="3cm" draw:start-shape="id1" draw:end-shape="id2" draw:end-glue-point="2" svg:d="M8900 7100v-2050h-5400v-2050" svg:viewBox="0 0 5401 4101">
          <text:p/>
        </draw:connector>
        <draw:connector draw:style-name="gr6" draw:text-style-name="P3" draw:layer="layout" svg:x1="8.9cm" svg:y1="7.1cm" svg:x2="8.75cm" svg:y2="3cm" draw:start-shape="id1" draw:start-glue-point="0" draw:end-shape="id3" draw:end-glue-point="2" svg:d="M8900 7100v-2050h-150v-2050" svg:viewBox="0 0 151 4101">
          <text:p/>
        </draw:connector>
        <draw:connector draw:style-name="gr6" draw:text-style-name="P3" draw:layer="layout" svg:x1="8.9cm" svg:y1="7.1cm" svg:x2="13.25cm" svg:y2="3cm" draw:start-shape="id1" draw:start-glue-point="0" draw:end-shape="id4" draw:end-glue-point="2" svg:d="M8900 7100v-2050h4350v-2050" svg:viewBox="0 0 4351 4101">
          <text:p/>
        </draw:connector>
        <draw:connector draw:style-name="gr6" draw:text-style-name="P3" draw:layer="layout" svg:x1="8.9cm" svg:y1="7.1cm" svg:x2="20cm" svg:y2="3cm" draw:start-shape="id1" draw:start-glue-point="0" draw:end-shape="id5" svg:d="M8900 7100v-2050h11100v-2050" svg:viewBox="0 0 11101 4101">
          <text:p/>
        </draw:connector>
        <draw:connector draw:style-name="gr6" draw:text-style-name="P3" draw:layer="layout" svg:x1="8.9cm" svg:y1="7.1cm" svg:x2="26.6cm" svg:y2="3cm" draw:start-shape="id1" draw:start-glue-point="0" draw:end-shape="id6" draw:end-glue-point="2" svg:d="M8900 7100v-2050h17700v-2050" svg:viewBox="0 0 17701 4101">
          <text:p/>
        </draw:connector>
        <draw:custom-shape draw:style-name="gr7" draw:text-style-name="P2" xml:id="id7" draw:id="id7" draw:layer="layout" svg:width="7.2cm" svg:height="2cm" svg:x="11.2cm" svg:y="13cm">
          <text:p text:style-name="P1"><text:span text:style-name="T1">Network (virtual)</text:span></text:p>
          <text:p text:style-name="P1"><text:span text:style-name="T2">an object conaining the information</text:span></text:p>
          <text:p text:style-name="P1"><text:span text:style-name="T2">about every device withi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5cm" svg:y1="3cm" svg:x2="11.2cm" svg:y2="14cm" draw:start-shape="id2" draw:start-glue-point="2" draw:end-shape="id7" draw:end-glue-point="3" svg:d="M3500 3000v11000h7700" svg:viewBox="0 0 7701 11001">
          <text:p/>
        </draw:connector>
        <draw:connector draw:style-name="gr8" draw:text-style-name="P1" draw:layer="layout" draw:line-skew="0.15cm" svg:x1="8.9cm" svg:y1="9.1cm" svg:x2="14.8cm" svg:y2="13cm" draw:start-shape="id1" draw:start-glue-point="2" draw:end-shape="id7" draw:end-glue-point="0" svg:d="M8900 9100v2100h5900v1800" svg:viewBox="0 0 5901 3901">
          <text:p/>
        </draw:connector>
        <draw:connector draw:style-name="gr8" draw:text-style-name="P1" draw:layer="layout" draw:line-skew="0cm 0cm 1.599cm" svg:x1="8.9cm" svg:y1="7.1cm" svg:x2="8.9cm" svg:y2="9.1cm" draw:start-shape="id1" draw:start-glue-point="0" draw:end-shape="id1" draw:end-glue-point="2" svg:d="M8900 7100v-501h-3501v4601h3501v-2100" svg:viewBox="0 0 3502 4602">
          <text:p/>
        </draw:connector>
        <draw:line draw:style-name="gr9" draw:text-style-name="P4" draw:layer="layout" svg:x1="1cm" svg:y1="10cm" svg:x2="28.7cm" svg:y2="10cm">
          <text:p/>
        </draw:line>
        <draw:frame draw:style-name="gr10" draw:text-style-name="P5" draw:layer="layout" svg:width="14.95cm" svg:height="5.925cm" svg:x="8.45cm" svg:y="16.8cm">
          <draw:text-box>
            <text:p><text:span text:style-name="T3">pure coding</text:span></text:p>
          </draw:text-box>
        </draw:frame>
        <draw:custom-shape draw:style-name="gr11" draw:text-style-name="P2" xml:id="id8" draw:id="id8" draw:layer="layout" svg:width="6.8cm" svg:height="2cm" svg:x="21.9cm" svg:y="6.6cm">
          <text:p text:style-name="P1"><text:span text:style-name="T1">ME unit</text:span></text:p>
          <text:p text:style-name="P1"><text:span text:style-name="T2">contains large amounts of item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8.7cm" svg:y1="7.6cm" svg:x2="28.7cm" svg:y2="2cm" draw:start-shape="id8" draw:start-glue-point="1" draw:end-shape="id6" draw:end-glue-point="1" svg:d="M28700 7600h501v-5600h-501" svg:viewBox="0 0 502 5601">
          <text:p/>
        </draw:connector>
        <draw:custom-shape draw:style-name="gr4" draw:text-style-name="P2" xml:id="id9" draw:id="id9" draw:layer="layout" svg:width="8cm" svg:height="2cm" svg:x="12.8cm" svg:y="6.6cm">
          <text:p text:style-name="P1"><text:span text:style-name="T1">ME Chest</text:span></text:p>
          <text:p text:style-name="P1"><text:span text:style-name="T2">gives access to items in an ME uni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8cm" svg:y1="7.6cm" svg:x2="21.9cm" svg:y2="7.6cm" draw:start-shape="id9" draw:start-glue-point="1" draw:end-shape="id8" draw:end-glue-point="3" svg:d="M20800 7600h1100" svg:viewBox="0 0 1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07:31:21.486768700</meta:creation-date>
    <dc:date>2019-05-18T07:40:20.745790396</dc:date>
    <meta:editing-duration>PT6M19S</meta:editing-duration>
    <meta:editing-cycles>2</meta:editing-cycles>
    <meta:generator>LibreOffice/5.2.7.2$Linux_X86_64 LibreOffice_project/20m0$Build-2</meta:generator>
    <meta:document-statistic meta:object-count="21"/>
  </office:meta>
</office:document-meta>
</file>